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5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ellyfish and Game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Jellyfish has <text:bookmark text:name="MathJax-Element-1-Frame"/><text:bookmark text:name="MathJax-Span-1"/><text:bookmark text:name="MathJax-Span-2"/><text:bookmark text:name="MathJax-Span-3"/><text:span text:style-name="T1">n</text:span><text:span text:style-name="T3">�</text:span> green apples with values <text:bookmark text:name="MathJax-Element-2-Frame"/><text:bookmark text:name="MathJax-Span-4"/><text:bookmark text:name="MathJax-Span-5"/><text:bookmark text:name="MathJax-Span-6"/><text:bookmark text:name="MathJax-Span-7"/><text:span text:style-name="T1">a</text:span><text:bookmark text:name="MathJax-Span-8"/><text:span text:style-name="T4">1</text:span><text:bookmark text:name="MathJax-Span-9"/><text:span text:style-name="T5">,</text:span><text:bookmark text:name="MathJax-Span-10"/><text:bookmark text:name="MathJax-Span-11"/><text:span text:style-name="T1">a</text:span><text:bookmark text:name="MathJax-Span-12"/><text:span text:style-name="T4">2</text:span><text:bookmark text:name="MathJax-Span-13"/><text:span text:style-name="T5">,</text:span><text:bookmark text:name="MathJax-Span-14"/><text:span text:style-name="T6">…</text:span><text:bookmark text:name="MathJax-Span-15"/><text:span text:style-name="T5">,</text:span><text:bookmark text:name="MathJax-Span-16"/><text:bookmark text:name="MathJax-Span-17"/><text:span text:style-name="T1">a</text:span><text:bookmark text:name="MathJax-Span-18"/><text:span text:style-name="T2">n</text:span><text:span text:style-name="T3">�1,�2,…,��</text:span> and Gellyfish has <text:bookmark text:name="MathJax-Element-3-Frame"/><text:bookmark text:name="MathJax-Span-19"/><text:bookmark text:name="MathJax-Span-20"/><text:bookmark text:name="MathJax-Span-21"/><text:span text:style-name="T1">m</text:span><text:span text:style-name="T3">�</text:span> green apples with values <text:bookmark text:name="MathJax-Element-4-Frame"/><text:bookmark text:name="MathJax-Span-22"/><text:bookmark text:name="MathJax-Span-23"/><text:bookmark text:name="MathJax-Span-24"/><text:bookmark text:name="MathJax-Span-25"/><text:span text:style-name="T1">b</text:span><text:bookmark text:name="MathJax-Span-26"/><text:span text:style-name="T4">1</text:span><text:bookmark text:name="MathJax-Span-27"/><text:span text:style-name="T5">,</text:span><text:bookmark text:name="MathJax-Span-28"/><text:bookmark text:name="MathJax-Span-29"/><text:span text:style-name="T1">b</text:span><text:bookmark text:name="MathJax-Span-30"/><text:span text:style-name="T4">2</text:span><text:bookmark text:name="MathJax-Span-31"/><text:span text:style-name="T5">,</text:span><text:bookmark text:name="MathJax-Span-32"/><text:span text:style-name="T6">…</text:span><text:bookmark text:name="MathJax-Span-33"/><text:span text:style-name="T5">,</text:span><text:bookmark text:name="MathJax-Span-34"/><text:bookmark text:name="MathJax-Span-35"/><text:span text:style-name="T1">b</text:span><text:bookmark text:name="MathJax-Span-36"/><text:span text:style-name="T2">m</text:span><text:span text:style-name="T3">�1,�2,…,��</text:span>.</text:p>
      <text:p text:style-name="P9">They will play a game with <text:bookmark text:name="MathJax-Element-5-Frame"/><text:bookmark text:name="MathJax-Span-37"/><text:bookmark text:name="MathJax-Span-38"/><text:bookmark text:name="MathJax-Span-39"/><text:span text:style-name="T1">k</text:span><text:span text:style-name="T3">�</text:span> rounds. For <text:bookmark text:name="MathJax-Element-6-Frame"/><text:bookmark text:name="MathJax-Span-40"/><text:bookmark text:name="MathJax-Span-41"/><text:bookmark text:name="MathJax-Span-42"/><text:span text:style-name="T1">i</text:span><text:bookmark text:name="MathJax-Span-43"/><text:span text:style-name="T5">=</text:span><text:bookmark text:name="MathJax-Span-44"/><text:span text:style-name="T5">1</text:span><text:bookmark text:name="MathJax-Span-45"/><text:span text:style-name="T5">,</text:span><text:bookmark text:name="MathJax-Span-46"/><text:span text:style-name="T5">2</text:span><text:bookmark text:name="MathJax-Span-47"/><text:span text:style-name="T5">,</text:span><text:bookmark text:name="MathJax-Span-48"/><text:span text:style-name="T6">…</text:span><text:bookmark text:name="MathJax-Span-49"/><text:span text:style-name="T5">,</text:span><text:bookmark text:name="MathJax-Span-50"/><text:span text:style-name="T1">k</text:span><text:span text:style-name="T3">�=1,2,…,�</text:span> in this order, they will perform the following actions:</text:p>
      <text:list xml:id="list1107662980" text:style-name="L1">
        <text:list-item>
          <text:p text:style-name="P10">If <text:bookmark text:name="MathJax-Element-7-Frame"/><text:bookmark text:name="MathJax-Span-51"/><text:bookmark text:name="MathJax-Span-52"/><text:bookmark text:name="MathJax-Span-53"/><text:span text:style-name="T1">i</text:span><text:span text:style-name="T3">�</text:span> is odd, Jellyfish can choose to swap one of her apples with one of Gellyfish's apples or do nothing.</text:p>
        </text:list-item>
        <text:list-item>
          <text:p text:style-name="P10">If <text:bookmark text:name="MathJax-Element-8-Frame"/><text:bookmark text:name="MathJax-Span-54"/><text:bookmark text:name="MathJax-Span-55"/><text:bookmark text:name="MathJax-Span-56"/><text:span text:style-name="T1">i</text:span><text:span text:style-name="T3">�</text:span> is even, Gellyfish can choose to swap one of his apples with one of Jellyfish's apples or do nothing.</text:p>
        </text:list-item>
      </text:list>
      <text:p text:style-name="P11">Both players want to maximize the sum of the values of their apples.</text:p>
      <text:p text:style-name="P9">Since you are one of the smartest people in the world, Jellyfish wants you to tell her the final sum of the value of her apples after all <text:bookmark text:name="MathJax-Element-9-Frame"/><text:bookmark text:name="MathJax-Span-57"/><text:bookmark text:name="MathJax-Span-58"/><text:bookmark text:name="MathJax-Span-59"/><text:span text:style-name="T1">k</text:span><text:span text:style-name="T3">�</text:span> rounds of the game. Assume that both Jellyfish and Gellyfish play optimally to maximize the sum of values of their apples.</text:p>
      <text:p text:style-name="P13">Input</text:p>
      <text:p text:style-name="P9">Each test contains multiple test cases. The first line contains the number of test cases <text:bookmark text:name="MathJax-Element-10-Frame"/><text:bookmark text:name="MathJax-Span-60"/><text:bookmark text:name="MathJax-Span-61"/><text:bookmark text:name="MathJax-Span-62"/><text:span text:style-name="T1">t</text:span><text:span text:style-name="T3">�</text:span> (<text:bookmark text:name="MathJax-Element-11-Frame"/><text:bookmark text:name="MathJax-Span-63"/><text:bookmark text:name="MathJax-Span-64"/><text:bookmark text:name="MathJax-Span-65"/><text:span text:style-name="T5">1</text:span><text:bookmark text:name="MathJax-Span-66"/><text:span text:style-name="T6">≤</text:span><text:bookmark text:name="MathJax-Span-67"/><text:span text:style-name="T1">t</text:span><text:bookmark text:name="MathJax-Span-68"/><text:span text:style-name="T6">≤</text:span><text:bookmark text:name="MathJax-Span-69"/><text:span text:style-name="T5">2000</text:span><text:span text:style-name="T3">1≤�≤2000</text:span>). The description of the test cases follows.</text:p>
      <text:p text:style-name="P9">The first line of each test case contains three integers, <text:bookmark text:name="MathJax-Element-12-Frame"/><text:bookmark text:name="MathJax-Span-70"/><text:bookmark text:name="MathJax-Span-71"/><text:bookmark text:name="MathJax-Span-72"/><text:span text:style-name="T1">n</text:span><text:span text:style-name="T3">�</text:span>, <text:bookmark text:name="MathJax-Element-13-Frame"/><text:bookmark text:name="MathJax-Span-73"/><text:bookmark text:name="MathJax-Span-74"/><text:bookmark text:name="MathJax-Span-75"/><text:span text:style-name="T1">m</text:span><text:span text:style-name="T3">�</text:span> and <text:bookmark text:name="MathJax-Element-14-Frame"/><text:bookmark text:name="MathJax-Span-76"/><text:bookmark text:name="MathJax-Span-77"/><text:bookmark text:name="MathJax-Span-78"/><text:span text:style-name="T1">k</text:span><text:span text:style-name="T3">�</text:span> (<text:bookmark text:name="MathJax-Element-15-Frame"/><text:bookmark text:name="MathJax-Span-79"/><text:bookmark text:name="MathJax-Span-80"/><text:bookmark text:name="MathJax-Span-81"/><text:span text:style-name="T5">1</text:span><text:bookmark text:name="MathJax-Span-82"/><text:span text:style-name="T6">≤</text:span><text:bookmark text:name="MathJax-Span-83"/><text:span text:style-name="T1">n</text:span><text:bookmark text:name="MathJax-Span-84"/><text:span text:style-name="T5">,</text:span><text:bookmark text:name="MathJax-Span-85"/><text:span text:style-name="T1">m</text:span><text:bookmark text:name="MathJax-Span-86"/><text:span text:style-name="T6">≤</text:span><text:bookmark text:name="MathJax-Span-87"/><text:span text:style-name="T5">50</text:span><text:span text:style-name="T3">1≤�,�≤50</text:span>, <text:bookmark text:name="MathJax-Element-16-Frame"/><text:bookmark text:name="MathJax-Span-88"/><text:bookmark text:name="MathJax-Span-89"/><text:bookmark text:name="MathJax-Span-90"/><text:span text:style-name="T5">1</text:span><text:bookmark text:name="MathJax-Span-91"/><text:span text:style-name="T6">≤</text:span><text:bookmark text:name="MathJax-Span-92"/><text:span text:style-name="T1">k</text:span><text:bookmark text:name="MathJax-Span-93"/><text:span text:style-name="T6">≤</text:span><text:bookmark text:name="MathJax-Span-94"/><text:bookmark text:name="MathJax-Span-95"/><text:span text:style-name="T5">10</text:span><text:bookmark text:name="MathJax-Span-96"/><text:span text:style-name="T4">9</text:span><text:span text:style-name="T3">1≤�≤109</text:span>) — the number of green apples Jellyfish has, the number of green apples Gellyfish has and the number of rounds of the game respectively.</text:p>
      <text:p text:style-name="P9">The second line of each test case contains <text:bookmark text:name="MathJax-Element-17-Frame"/><text:bookmark text:name="MathJax-Span-97"/><text:bookmark text:name="MathJax-Span-98"/><text:bookmark text:name="MathJax-Span-99"/><text:span text:style-name="T1">n</text:span><text:span text:style-name="T3">�</text:span> integers <text:bookmark text:name="MathJax-Element-18-Frame"/><text:bookmark text:name="MathJax-Span-100"/><text:bookmark text:name="MathJax-Span-101"/><text:bookmark text:name="MathJax-Span-102"/><text:bookmark text:name="MathJax-Span-103"/><text:span text:style-name="T1">a</text:span><text:bookmark text:name="MathJax-Span-104"/><text:span text:style-name="T4">1</text:span><text:bookmark text:name="MathJax-Span-105"/><text:span text:style-name="T5">,</text:span><text:bookmark text:name="MathJax-Span-106"/><text:bookmark text:name="MathJax-Span-107"/><text:span text:style-name="T1">a</text:span><text:bookmark text:name="MathJax-Span-108"/><text:span text:style-name="T4">2</text:span><text:bookmark text:name="MathJax-Span-109"/><text:span text:style-name="T5">,</text:span><text:bookmark text:name="MathJax-Span-110"/><text:span text:style-name="T6">…</text:span><text:bookmark text:name="MathJax-Span-111"/><text:span text:style-name="T5">,</text:span><text:bookmark text:name="MathJax-Span-112"/><text:bookmark text:name="MathJax-Span-113"/><text:span text:style-name="T1">a</text:span><text:bookmark text:name="MathJax-Span-114"/><text:span text:style-name="T2">n</text:span><text:span text:style-name="T3">�1,�2,…,��</text:span> (<text:bookmark text:name="MathJax-Element-19-Frame"/><text:bookmark text:name="MathJax-Span-115"/><text:bookmark text:name="MathJax-Span-116"/><text:bookmark text:name="MathJax-Span-117"/><text:span text:style-name="T5">1</text:span><text:bookmark text:name="MathJax-Span-118"/><text:span text:style-name="T6">≤</text:span><text:bookmark text:name="MathJax-Span-119"/><text:bookmark text:name="MathJax-Span-120"/><text:span text:style-name="T1">a</text:span><text:bookmark text:name="MathJax-Span-121"/><text:span text:style-name="T2">i</text:span><text:bookmark text:name="MathJax-Span-122"/><text:span text:style-name="T6">≤</text:span><text:bookmark text:name="MathJax-Span-123"/><text:bookmark text:name="MathJax-Span-124"/><text:span text:style-name="T5">10</text:span><text:bookmark text:name="MathJax-Span-125"/><text:span text:style-name="T4">9</text:span><text:span text:style-name="T3">1≤��≤109</text:span>) — the values of Jellyfish's green apples.</text:p>
      <text:p text:style-name="P9">The third line of each test case contains <text:bookmark text:name="MathJax-Element-20-Frame"/><text:bookmark text:name="MathJax-Span-126"/><text:bookmark text:name="MathJax-Span-127"/><text:bookmark text:name="MathJax-Span-128"/><text:span text:style-name="T1">m</text:span><text:span text:style-name="T3">�</text:span> integers <text:bookmark text:name="MathJax-Element-21-Frame"/><text:bookmark text:name="MathJax-Span-129"/><text:bookmark text:name="MathJax-Span-130"/><text:bookmark text:name="MathJax-Span-131"/><text:bookmark text:name="MathJax-Span-132"/><text:span text:style-name="T1">b</text:span><text:bookmark text:name="MathJax-Span-133"/><text:span text:style-name="T4">1</text:span><text:bookmark text:name="MathJax-Span-134"/><text:span text:style-name="T5">,</text:span><text:bookmark text:name="MathJax-Span-135"/><text:bookmark text:name="MathJax-Span-136"/><text:span text:style-name="T1">b</text:span><text:bookmark text:name="MathJax-Span-137"/><text:span text:style-name="T4">2</text:span><text:bookmark text:name="MathJax-Span-138"/><text:span text:style-name="T5">,</text:span><text:bookmark text:name="MathJax-Span-139"/><text:span text:style-name="T6">…</text:span><text:bookmark text:name="MathJax-Span-140"/><text:span text:style-name="T5">,</text:span><text:bookmark text:name="MathJax-Span-141"/><text:bookmark text:name="MathJax-Span-142"/><text:span text:style-name="T1">b</text:span><text:bookmark text:name="MathJax-Span-143"/><text:span text:style-name="T2">m</text:span><text:span text:style-name="T3">�1,�2,…,��</text:span> (<text:bookmark text:name="MathJax-Element-22-Frame"/><text:bookmark text:name="MathJax-Span-144"/><text:bookmark text:name="MathJax-Span-145"/><text:bookmark text:name="MathJax-Span-146"/><text:span text:style-name="T5">1</text:span><text:bookmark text:name="MathJax-Span-147"/><text:span text:style-name="T6">≤</text:span><text:bookmark text:name="MathJax-Span-148"/><text:bookmark text:name="MathJax-Span-149"/><text:span text:style-name="T1">b</text:span><text:bookmark text:name="MathJax-Span-150"/><text:span text:style-name="T2">i</text:span><text:bookmark text:name="MathJax-Span-151"/><text:span text:style-name="T6">≤</text:span><text:bookmark text:name="MathJax-Span-152"/><text:bookmark text:name="MathJax-Span-153"/><text:span text:style-name="T5">10</text:span><text:bookmark text:name="MathJax-Span-154"/><text:span text:style-name="T4">9</text:span><text:span text:style-name="T3">1≤��≤109</text:span>) — the values of Gellyfish's green apples.</text:p>
      <text:p text:style-name="P9">Do note that the sum of <text:bookmark text:name="MathJax-Element-23-Frame"/><text:bookmark text:name="MathJax-Span-155"/><text:bookmark text:name="MathJax-Span-156"/><text:bookmark text:name="MathJax-Span-157"/><text:span text:style-name="T1">n</text:span><text:span text:style-name="T3">�</text:span> and <text:bookmark text:name="MathJax-Element-24-Frame"/><text:bookmark text:name="MathJax-Span-158"/><text:bookmark text:name="MathJax-Span-159"/><text:bookmark text:name="MathJax-Span-160"/><text:span text:style-name="T1">m</text:span><text:span text:style-name="T3">�</text:span> over all test cases are both not bounded.</text:p>
      <text:p text:style-name="P13">Output</text:p>
      <text:p text:style-name="P11">For each test case, output a single integer — the final sum of the values of Jellyfish's apples.</text:p>
      <text:p text:style-name="P12">Example</text:p>
      <text:p text:style-name="P14">input</text:p>
      <text:section text:style-name="Sect1" text:name="id006057496057599758">
        <text:p text:style-name="P15">Copy</text:p>
      </text:section>
      <text:p text:style-name="P1"><text:bookmark text:name="id006833450496177131"/>4</text:p>
      <text:p text:style-name="P4">2 2 1</text:p>
      <text:p text:style-name="P4">1 2</text:p>
      <text:p text:style-name="P4">3 4</text:p>
      <text:p text:style-name="P1">1 1 10000</text:p>
      <text:p text:style-name="P1">1</text:p>
      <text:p text:style-name="P1">2</text:p>
      <text:p text:style-name="P4">4 5 11037</text:p>
      <text:p text:style-name="P4">1 1 4 5</text:p>
      <text:p text:style-name="P4">1 9 1 9 8</text:p>
      <text:p text:style-name="P1">1 1 1</text:p>
      <text:p text:style-name="P1">2</text:p>
      <text:p text:style-name="P1">1</text:p>
      <text:p text:style-name="P14">output</text:p>
      <text:section text:style-name="Sect1" text:name="id009424693381198059">
        <text:p text:style-name="P15">Copy</text:p>
      </text:section>
      <text:p text:style-name="P2"><text:bookmark text:name="id007423910554218287"/>6</text:p>
      <text:p text:style-name="P3">1</text:p>
      <text:p text:style-name="P3">19</text:p>
      <text:p text:style-name="P3">2</text:p>
      <text:p text:style-name="P13">Note</text:p>
      <text:p text:style-name="P9">In the first test case, Jellyfish will swap the apple of value <text:bookmark text:name="MathJax-Element-25-Frame"/><text:bookmark text:name="MathJax-Span-161"/><text:bookmark text:name="MathJax-Span-162"/><text:bookmark text:name="MathJax-Span-163"/><text:span text:style-name="T5">1</text:span><text:span text:style-name="T3">1</text:span> and <text:bookmark text:name="MathJax-Element-26-Frame"/><text:bookmark text:name="MathJax-Span-164"/><text:bookmark text:name="MathJax-Span-165"/><text:bookmark text:name="MathJax-Span-166"/><text:span text:style-name="T5">4</text:span><text:span text:style-name="T3">4</text:span>.</text:p>
      <text:p text:style-name="P9">In the second test case, both players will swap the two apples <text:bookmark text:name="MathJax-Element-27-Frame"/><text:bookmark text:name="MathJax-Span-167"/><text:bookmark text:name="MathJax-Span-168"/><text:bookmark text:name="MathJax-Span-169"/><text:span text:style-name="T5">10</text:span><text:bookmark text:name="MathJax-Span-170"/><text:span text:style-name="T5">,</text:span><text:bookmark text:name="MathJax-Span-171"/><text:span text:style-name="T5">000</text:span><text:span text:style-name="T3">10,000</text:span> times.</text:p>
      <text:p text:style-name="P11">In the fourth test case, Jellyfish will do nothing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2T08:33:20.570000000</dc:date>
    <meta:editing-duration>PT1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9" meta:word-count="377" meta:character-count="2056" meta:non-whitespace-character-count="1726"/>
  </office:meta>
</office:document-meta>
</file>